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fo:language="en" fo:country="U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list-style-name="LFO1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3" style:parent-style-name="Normal" style:list-style-name="LFO2" style:family="paragraph">
      <style:paragraph-properties fo:margin-top="0.0694in" fo:margin-bottom="0.0694in" fo:line-height="100%"/>
    </style:style>
    <style:style style:name="T1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1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1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1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2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1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4" style:parent-style-name="Normal" style:list-style-name="LFO3" style:family="paragraph">
      <style:paragraph-properties fo:margin-top="0.0694in" fo:margin-bottom="0.0694in" fo:line-height="100%"/>
    </style:style>
    <style:style style:name="T3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3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3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3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4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4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5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6" style:parent-style-name="Normal" style:list-style-name="LFO4" style:family="paragraph">
      <style:paragraph-properties fo:margin-top="0.0694in" fo:margin-bottom="0.0694in" fo:line-height="100%"/>
    </style:style>
    <style:style style:name="T5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5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5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3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4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9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9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96" style:parent-style-name="Normal" style:list-style-name="LFO6" style:family="paragraph">
      <style:paragraph-properties fo:margin-top="0.0694in" fo:margin-bottom="0.0694in" fo:line-height="100%"/>
    </style:style>
    <style:style style:name="T9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9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9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10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0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13" style:parent-style-name="Normal" style:family="paragraph">
      <style:paragraph-properties fo:margin-bottom="0in" fo:line-height="100%"/>
    </style:style>
    <style:style style:name="T11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da" style:country-asian="DK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8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9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2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3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8" style:parent-style-name="Normal" style:family="paragraph">
      <style:paragraph-properties fo:margin-top="0.0694in" fo:margin-bottom="0.0694in" fo:line-height="100%"/>
    </style:style>
    <style:style style:name="T13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4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5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5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5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5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5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57" style:parent-style-name="Normal" style:family="paragraph">
      <style:paragraph-properties fo:margin-top="0.0694in" fo:margin-bottom="0.0694in" fo:line-height="100%"/>
    </style:style>
    <style:style style:name="T15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59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0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7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7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7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7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8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8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8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8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Noter til "Concurrency - Parallel Tasks"</text:span></text:p>
      <text:p text:style-name="P3"><text:span text:style-name="T4">2. Task Basics</text:span></text:p>
      <text:list text:style-name="LFO1" text:continue-numbering="true">
        <text:list-item>
          <text:p text:style-name="P5">En task er en isoleret, logisk enhed af arbejde.</text:p>
        </text:list-item>
        <text:list-item>
          <text:p text:style-name="P6">Tasks er ikke tråde, men sekventielle operationer.</text:p>
        </text:list-item>
        <text:list-item>
          <text:p text:style-name="P7"><text:span text:style-name="T8">Brug<text:s/></text:span><text:span text:style-name="T9">System.Threading.Tasks</text:span><text:span text:style-name="T10">.</text:span></text:p>
        </text:list-item>
      </text:list>
      <text:p text:style-name="P11"><text:span text:style-name="T12">3. Start af Tasks</text:span></text:p>
      <text:list text:style-name="LFO2" text:continue-numbering="true">
        <text:list-item>
          <text:p text:style-name="P13"><text:span text:style-name="T14">Brug<text:s/></text:span><text:span text:style-name="T15">Parallel.Invoke</text:span><text:span text:style-name="T16">,<text:s/></text:span><text:span text:style-name="T17">Task.Run</text:span><text:span text:style-name="T18"><text:s/>eller<text:s/></text:span><text:span text:style-name="T19">Task.Factory.StartNew</text:span><text:span text:style-name="T20"><text:s/>til at starte tasks.</text:span></text:p>
        </text:list-item>
        <text:list-item>
          <text:p text:style-name="P21">Eksempel:</text:p>
        </text:list-item>
      </text:list>
      <text:p text:style-name="P22">csharp</text:p>
      <text:p text:style-name="P23">Kopier kode</text:p>
      <text:p text:style-name="P24">public void DoAll()</text:p>
      <text:p text:style-name="P25">{</text:p>
      <text:p text:style-name="P26"><text:s text:c="4"/>Task t1 = Task.Run((Action) DoLeft);</text:p>
      <text:p text:style-name="P27"><text:s text:c="4"/>Task t2 = Task.Run((Action) DoRight);</text:p>
      <text:p text:style-name="P28"><text:span text:style-name="T29"><text:s text:c="4"/></text:span><text:span text:style-name="T30">Task.WaitAll(t1, t2);</text:span></text:p>
      <text:p text:style-name="P31">}</text:p>
      <text:p text:style-name="P32"><text:span text:style-name="T33">4. Vent på Task Færdiggørelse</text:span></text:p>
      <text:list text:style-name="LFO3" text:continue-numbering="true">
        <text:list-item>
          <text:p text:style-name="P34"><text:span text:style-name="T35">Brug<text:s/></text:span><text:span text:style-name="T36">Task.Wait</text:span><text:span text:style-name="T37">,<text:s/></text:span><text:span text:style-name="T38">Task.WaitAll</text:span><text:span text:style-name="T39"><text:s/>eller<text:s/></text:span><text:span text:style-name="T40">Task.WaitAny</text:span><text:span text:style-name="T41"><text:s/>for at vente på task færdiggørelse.</text:span></text:p>
        </text:list-item>
        <text:list-item>
          <text:p text:style-name="P42">Eksempel:</text:p>
        </text:list-item>
      </text:list>
      <text:p text:style-name="P43">csharp</text:p>
      <text:p text:style-name="P44">Kopier kode</text:p>
      <text:p text:style-name="P45">public void DoAllUsingWait()</text:p>
      <text:p text:style-name="P46">{</text:p>
      <text:p text:style-name="P47"><text:s text:c="4"/>Task t1 = Task.Run((Action)DoLeft);</text:p>
      <text:p text:style-name="P48"><text:s text:c="4"/>Task t2 = Task.Run((Action)DoRight);</text:p>
      <text:p text:style-name="P49"/>
      <text:p text:style-name="P50"><text:s text:c="4"/>Task.Wait(t1);</text:p>
      <text:p text:style-name="P51"><text:s text:c="4"/>Task.Wait(t2);</text:p>
      <text:p text:style-name="P52">}</text:p>
      <text:p text:style-name="P53"><text:span text:style-name="T54">5. Default Task Scheduler</text:span></text:p>
      <text:list text:style-name="LFO4" text:continue-numbering="true">
        <text:list-item>
          <text:p text:style-name="P55">TPL bruger en task scheduler til at planlægge tasks.</text:p>
        </text:list-item>
        <text:list-item>
          <text:p text:style-name="P56"><text:span text:style-name="T57">Worker tråde styres af<text:s/></text:span><text:span text:style-name="T58">.NET ThreadPool</text:span><text:span text:style-name="T59">.</text:span></text:p>
        </text:list-item>
        <text:list-item>
          <text:p text:style-name="P60">Task Scheduler kan inline ventende tasks for at forbedre ydeevnen.</text:p>
        </text:list-item>
      </text:list>
      <text:p text:style-name="P61"><text:span text:style-name="T62">6. Passing Data til Tasks</text:span></text:p>
      <text:list text:style-name="LFO5" text:continue-numbering="true">
        <text:list-item>
          <text:p text:style-name="P63">Brug closures eller state objects til at sende data til tasks.</text:p>
        </text:list-item>
        <text:list-item>
          <text:p text:style-name="P64">Eksempel med closures:</text:p>
        </text:list-item>
      </text:list>
      <text:p text:style-name="P65">csharp</text:p>
      <text:p text:style-name="P66">Kopier kode</text:p>
      <text:p text:style-name="P67">public void DoWork()</text:p>
      <text:soft-page-break/>
      <text:p text:style-name="P68">{</text:p>
      <text:p text:style-name="P69"><text:s text:c="4"/>int data1 = 42;</text:p>
      <text:p text:style-name="P70"><text:s text:c="4"/>string data2 = "The Answer";</text:p>
      <text:p text:style-name="P71"><text:s text:c="4"/>Task.Run(() =&gt;</text:p>
      <text:p text:style-name="P72"><text:s text:c="4"/>{</text:p>
      <text:p text:style-name="P73"><text:s text:c="8"/>Console.WriteLine(data2 + ": " + data1);</text:p>
      <text:p text:style-name="P74"><text:s text:c="4"/>});</text:p>
      <text:p text:style-name="P75">}</text:p>
      <text:list text:style-name="LFO5" text:continue-numbering="true">
        <text:list-item>
          <text:p text:style-name="P76">Eksempel med state objects:</text:p>
        </text:list-item>
      </text:list>
      <text:p text:style-name="P77">csharp</text:p>
      <text:p text:style-name="P78">Kopier kode</text:p>
      <text:p text:style-name="P79">class Work</text:p>
      <text:p text:style-name="P80">{</text:p>
      <text:p text:style-name="P81"><text:s text:c="4"/>public int Data1;</text:p>
      <text:p text:style-name="P82"><text:s text:c="4"/>public string Data2;</text:p>
      <text:p text:style-name="P83"><text:s text:c="4"/>public void Run()</text:p>
      <text:p text:style-name="P84"><text:s text:c="4"/>{</text:p>
      <text:p text:style-name="P85"><text:s text:c="8"/>Console.WriteLine(Data1 + ": " + Data2);</text:p>
      <text:p text:style-name="P86"><text:s text:c="4"/>}</text:p>
      <text:p text:style-name="P87">}</text:p>
      <text:p text:style-name="P88"/>
      <text:p text:style-name="P89">public static void Main()</text:p>
      <text:p text:style-name="P90">{</text:p>
      <text:p text:style-name="P91"><text:s text:c="4"/>Work w = new Work { Data1 = 42, Data2 = "The Answer" };</text:p>
      <text:p text:style-name="P92"><text:s text:c="4"/>Task.Run(w.Run);</text:p>
      <text:p text:style-name="P93">}</text:p>
      <text:p text:style-name="P94"><text:span text:style-name="T95">7. Task-Based Asynchronous Pattern (TAP)</text:span></text:p>
      <text:list text:style-name="LFO6" text:continue-numbering="true">
        <text:list-item>
          <text:p text:style-name="P96"><text:span text:style-name="T97">Brug<text:s/></text:span><text:span text:style-name="T98">async</text:span><text:span text:style-name="T99"><text:s/>og<text:s/></text:span><text:span text:style-name="T100">await</text:span><text:span text:style-name="T101"><text:s/>til at skrive asynkron kode.</text:span></text:p>
        </text:list-item>
        <text:list-item>
          <text:p text:style-name="P102">Eksempel:</text:p>
        </text:list-item>
      </text:list>
      <text:p text:style-name="P103">csharp</text:p>
      <text:p text:style-name="P104">Kopier kode</text:p>
      <text:p text:style-name="P105">private async void btnGetHtml_Click(object sender, RoutedEventArgs e)</text:p>
      <text:p text:style-name="P106">{</text:p>
      <text:p text:style-name="P107"><text:s text:c="4"/>tbxLength.Text = "Fetching...";</text:p>
      <text:p text:style-name="P108"><text:s text:c="4"/>string url = tbxUrl.Text;</text:p>
      <text:p text:style-name="P109"><text:s text:c="4"/>HttpClient client = new HttpClient();</text:p>
      <text:p text:style-name="P110"><text:s text:c="4"/>string text = await client.GetStringAsync(url);</text:p>
      <text:p text:style-name="P111"><text:s text:c="4"/>tbxLength.Text = text.Length.ToString();</text:p>
      <text:p text:style-name="P112">}</text:p>
      <text:p text:style-name="P113"><text:span text:style-name="T114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15" text:outline-level="3">Noter til "Concurrency - Dependencies, Futures"</text:h>
      <text:p text:style-name="P116"><text:span text:style-name="T117">1. Introduktion til Dependencies og Futures</text:span></text:p>
      <text:list text:style-name="LFO7" text:continue-numbering="true">
        <text:list-item>
          <text:p text:style-name="P118">Forelæser: Henrik Bitsch Kirk</text:p>
        </text:list-item>
        <text:list-item>
          <text:p text:style-name="P119">Institution: Aarhus Universitet</text:p>
        </text:list-item>
      </text:list>
      <text:p text:style-name="P120"><text:span text:style-name="T121">2. Dependencies</text:span></text:p>
      <text:soft-page-break/>
      <text:list text:style-name="LFO8" text:continue-numbering="true">
        <text:list-item>
          <text:p text:style-name="P122">Dependencies kan være en udfordring for parallelisme.</text:p>
        </text:list-item>
        <text:list-item>
          <text:p text:style-name="P123">Brug af continuations til at håndtere dependencies:</text:p>
        </text:list-item>
      </text:list>
      <text:p text:style-name="P124">csharp</text:p>
      <text:p text:style-name="P125">Kopier kode</text:p>
      <text:p text:style-name="P126">var f = Task.Factory;</text:p>
      <text:p text:style-name="P127">var build1 = f.StartNew(() =&gt; Build("project1"));</text:p>
      <text:p text:style-name="P128">var build2 = f.StartNew(() =&gt; Build("project2"));</text:p>
      <text:p text:style-name="P129">var build3 = f.StartNew(() =&gt; Build("project3"));</text:p>
      <text:p text:style-name="P130"/>
      <text:p text:style-name="P131">var build4 = f.ContinueWhenAll(new[] { build1 }, x =&gt; Build("project4"));</text:p>
      <text:p text:style-name="P132">var build5 = f.ContinueWhenAll(new[] { build1, build2, build3 }, x =&gt; Build("project5"));</text:p>
      <text:p text:style-name="P133">var build6 = f.ContinueWhenAll(new[] { build3, build4 }, x =&gt; Build("project6"));</text:p>
      <text:p text:style-name="P134">var build7 = f.ContinueWhenAll(new[] { build5, build6 }, x =&gt; Build("project7"));</text:p>
      <text:p text:style-name="P135">var build8 = f.ContinueWhenAll(new[] { build5 }, x =&gt; Build("project8"));</text:p>
      <text:p text:style-name="P136"/>
      <text:p text:style-name="P137">Task.WaitAll(build1, build2, build3, build4, build5, build6, build7, build8);</text:p>
      <text:p text:style-name="P138"><text:span text:style-name="T139">3. Futures</text:span></text:p>
      <text:list text:style-name="LFO9" text:continue-numbering="true">
        <text:list-item>
          <text:p text:style-name="P140">Futures bruges til at få resultater fra tasks, når de bliver tilgængelige.</text:p>
        </text:list-item>
        <text:list-item>
          <text:p text:style-name="P141">Eksempel:</text:p>
        </text:list-item>
      </text:list>
      <text:p text:style-name="P142">csharp</text:p>
      <text:p text:style-name="P143">Kopier kode</text:p>
      <text:p text:style-name="P144">static void Main()</text:p>
      <text:p text:style-name="P145">{</text:p>
      <text:p text:style-name="P146"><text:s text:c="4"/>var a = "A";</text:p>
      <text:p text:style-name="P147"><text:s text:c="4"/>Task&lt;string&gt; futureB = Task.Run(() =&gt; F1(a));</text:p>
      <text:p text:style-name="P148"><text:span text:style-name="T149"><text:s text:c="4"/></text:span><text:span text:style-name="T150">var c = F2(a);</text:span></text:p>
      <text:p text:style-name="P151"><text:s text:c="4"/>var d = F3(c);</text:p>
      <text:p text:style-name="P152"><text:span text:style-name="T153"><text:s text:c="4"/></text:span><text:span text:style-name="T154">var f = F4(futureB.Result, d);</text:span></text:p>
      <text:p text:style-name="P155"><text:s text:c="4"/>Console.WriteLine(f);</text:p>
      <text:p text:style-name="P156">}</text:p>
      <text:p text:style-name="P157"><text:span text:style-name="T158">4. Dependencies i Iterationer</text:span></text:p>
      <text:list text:style-name="LFO10" text:continue-numbering="true">
        <text:list-item>
          <text:p text:style-name="P159">Iterationer kan have beregninger, hvor iteration i+1 afhænger af beregninger i iteration i.</text:p>
        </text:list-item>
        <text:list-item>
          <text:p text:style-name="P160">Parallelisering af beregninger inden for hver iteration er mulig.</text:p>
        </text:list-item>
        <text:list-item>
          <text:p text:style-name="P161">Eksempel på varmefordeling:</text:p>
        </text:list-item>
      </text:list>
      <text:p text:style-name="P162">csharp</text:p>
      <text:p text:style-name="P163">Kopier kode</text:p>
      <text:p text:style-name="P164">static double[,] ParallelSimulation(int plateSize, int timeSteps)</text:p>
      <text:p text:style-name="P165">{</text:p>
      <text:p text:style-name="P166"><text:s text:c="4"/>var prevIter = new double[plateSize, plateSize];</text:p>
      <text:p text:style-name="P167"><text:s text:c="4"/>var currIter = new double[plateSize, plateSize];</text:p>
      <text:p text:style-name="P168"/>
      <text:p text:style-name="P169"><text:s text:c="4"/>for (var y = 0; y &lt; plateSize; y++) prevIter[y, 0] = 255.0f;</text:p>
      <text:p text:style-name="P170"/>
      <text:p text:style-name="P171"><text:s text:c="4"/>for (int step = 0; step &lt; timeSteps; step++)</text:p>
      <text:soft-page-break/>
      <text:p text:style-name="P172"><text:span text:style-name="T173"><text:s text:c="4"/></text:span><text:span text:style-name="T174">{</text:span></text:p>
      <text:p text:style-name="P175"><text:span text:style-name="T176"><text:s text:c="8"/></text:span><text:span text:style-name="T177">Parallel.For(1, plateSize - 1, y =&gt;</text:span></text:p>
      <text:p text:style-name="P178"><text:s text:c="8"/>{</text:p>
      <text:p text:style-name="P179"><text:s text:c="12"/>for (int x = 1; x &lt; plateSize - 1; x++)</text:p>
      <text:p text:style-name="P180"><text:s text:c="12"/>{</text:p>
      <text:p text:style-name="P181"><text:s text:c="16"/>currIter[y, x] = ((prevIter[y, x - 1] + prevIter[y, x + 1] + prevIter[y - 1, x] + prevIter[y + 1, x]) * 0.25f);</text:p>
      <text:p text:style-name="P182"><text:s text:c="12"/>}</text:p>
      <text:p text:style-name="P183"><text:s text:c="8"/>});</text:p>
      <text:p text:style-name="P184"><text:s text:c="8"/>Swap(ref prevIter, ref currIter);</text:p>
      <text:p text:style-name="P185"><text:span text:style-name="T186"><text:s text:c="4"/></text:span><text:span text:style-name="T187">}</text:span></text:p>
      <text:p text:style-name="P188"><text:s text:c="4"/>return prevIter;</text:p>
      <text:p text:style-name="P189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ljs-function" style:display-name="hljs-function" style:family="text" style:parent-style-name="Standardskrifttypeiafsnit"/>
    <style:style style:name="hljs-keyword" style:display-name="hljs-keyword" style:family="text" style:parent-style-name="Standardskrifttypeiafsnit"/>
    <style:style style:name="hljs-title" style:display-name="hljs-title" style:family="text" style:parent-style-name="Standardskrifttypeiafsnit"/>
    <style:style style:name="hljs-built_in" style:display-name="hljs-built_in" style:family="text" style:parent-style-name="Standardskrifttypeiafsnit"/>
    <style:style style:name="hljs-number" style:display-name="hljs-number" style:family="text" style:parent-style-name="Standardskrifttypeiafsnit"/>
    <style:style style:name="hljs-string" style:display-name="hljs-string" style:family="text" style:parent-style-name="Standardskrifttypeiafsnit"/>
    <style:style style:name="hljs-params" style:display-name="hljs-params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41:00Z</meta:creation-date>
    <dc:date>2024-06-02T01:41:00Z</dc:date>
    <meta:template xlink:href="Normal" xlink:type="simple"/>
    <meta:editing-cycles>1</meta:editing-cycles>
    <meta:editing-duration>PT0S</meta:editing-duration>
    <meta:document-statistic meta:page-count="4" meta:paragraph-count="8" meta:word-count="570" meta:character-count="4044" meta:row-count="29" meta:non-whitespace-character-count="3482"/>
  </office:meta>
</office:document-meta>
</file>